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6633" draw:textarea-horizontal-align="justify" draw:textarea-vertical-align="top" draw:auto-grow-height="false" fo:min-height="19.34cm" fo:min-width="23.122cm"/>
    </style:style>
    <style:style style:name="gr2" style:family="graphic" style:parent-style-name="standard">
      <style:graphic-properties draw:fill-color="#00331a" draw:textarea-horizontal-align="justify" draw:textarea-vertical-align="top" draw:auto-grow-height="false" fo:min-height="10.523cm" fo:min-width="9.378cm"/>
    </style:style>
    <style:style style:name="gr3" style:family="graphic" style:parent-style-name="standard">
      <style:graphic-properties draw:fill-color="#00cc33" draw:textarea-horizontal-align="justify" draw:textarea-vertical-align="top" draw:auto-grow-height="false" fo:min-height="12.196cm" fo:min-width="3.5cm"/>
    </style:style>
    <style:style style:name="gr4" style:family="graphic" style:parent-style-name="standard">
      <style:graphic-properties draw:fill-color="#33ff99" draw:textarea-horizontal-align="justify" draw:textarea-vertical-align="top" draw:auto-grow-height="false" fo:min-height="9.71cm" fo:min-width="2.802cm" fo:wrap-option="wrap"/>
    </style:style>
    <style:style style:name="gr5" style:family="graphic" style:parent-style-name="standard">
      <style:graphic-properties draw:fill-color="#009999" draw:textarea-horizontal-align="justify" draw:textarea-vertical-align="top" draw:auto-grow-height="false" fo:min-height="10.5cm" fo:min-width="5.733cm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1.095cm" fo:min-width="2.421cm" fo:wrap-option="wrap"/>
    </style:style>
    <style:style style:name="gr7" style:family="graphic" style:parent-style-name="standard">
      <style:graphic-properties draw:fill-color="#00cccc" draw:textarea-horizontal-align="justify" draw:textarea-vertical-align="top" draw:auto-grow-height="false" fo:min-height="2.29cm" fo:min-width="2.294cm" fo:wrap-option="wrap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1.73cm" fo:min-width="1.532cm" fo:wrap-option="wrap"/>
    </style:style>
    <style:style style:name="gr9" style:family="graphic" style:parent-style-name="standard">
      <style:graphic-properties draw:fill-color="#3399ff" draw:textarea-horizontal-align="justify" draw:textarea-vertical-align="middle" draw:auto-grow-height="false" fo:min-height="0.576cm" fo:min-width="0.39cm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2.29cm" fo:min-width="1.913cm" fo:wrap-option="wrap"/>
    </style:style>
    <style:style style:name="gr11" style:family="graphic" style:parent-style-name="standard">
      <style:graphic-properties draw:fill-color="#00cccc" draw:textarea-horizontal-align="justify" draw:textarea-vertical-align="top" draw:auto-grow-height="false" fo:min-height="3.814cm" fo:min-width="1.913cm" fo:wrap-option="wrap"/>
    </style:style>
    <style:style style:name="gr12" style:family="graphic" style:parent-style-name="standard">
      <style:graphic-properties draw:fill-color="#009900" draw:textarea-horizontal-align="justify" draw:textarea-vertical-align="top" draw:auto-grow-height="false" fo:min-height="0.932cm" fo:min-width="4.707cm" fo:wrap-option="wrap"/>
    </style:style>
    <style:style style:name="gr13" style:family="graphic" style:parent-style-name="standard">
      <style:graphic-properties draw:fill-color="#00cccc" draw:textarea-horizontal-align="justify" draw:textarea-vertical-align="top" draw:auto-grow-height="false" fo:min-height="4.322cm" fo:min-width="8.263cm" fo:wrap-option="wrap"/>
    </style:style>
    <style:style style:name="gr14" style:family="graphic" style:parent-style-name="standard">
      <style:graphic-properties draw:fill-color="#33ff99" draw:textarea-horizontal-align="justify" draw:textarea-vertical-align="top" draw:auto-grow-height="false" fo:min-height="3.053cm" fo:min-width="7.755cm" fo:wrap-option="wrap"/>
    </style:style>
    <style:style style:name="gr15" style:family="graphic" style:parent-style-name="standard">
      <style:graphic-properties draw:fill-color="#006600" draw:textarea-horizontal-align="justify" draw:textarea-vertical-align="top" draw:auto-grow-height="false" fo:min-height="1.655cm" fo:min-width="1.532cm" fo:wrap-option="wrap"/>
    </style:style>
    <style:style style:name="gr16" style:family="graphic" style:parent-style-name="standard">
      <style:graphic-properties draw:fill-color="#006600" draw:textarea-horizontal-align="justify" draw:textarea-vertical-align="top" draw:auto-grow-height="false" fo:min-height="1.655cm" fo:min-width="1.659cm" fo:wrap-option="wrap"/>
    </style:style>
    <style:style style:name="gr17" style:family="graphic" style:parent-style-name="standard">
      <style:graphic-properties draw:fill-color="#00cc00" draw:textarea-horizontal-align="justify" draw:textarea-vertical-align="middle" draw:auto-grow-height="false" fo:min-height="1.109cm" fo:min-width="1.287cm"/>
    </style:style>
    <style:style style:name="gr18" style:family="graphic" style:parent-style-name="standard">
      <style:graphic-properties draw:fill-color="#00cc33" draw:textarea-horizontal-align="justify" draw:textarea-vertical-align="top" draw:auto-grow-height="false" fo:min-height="0.893cm" fo:min-width="1.659cm" fo:wrap-option="wrap"/>
    </style:style>
    <style:style style:name="gr19" style:family="graphic" style:parent-style-name="standard">
      <style:graphic-properties draw:fill-color="#00cc33" draw:textarea-horizontal-align="justify" draw:textarea-vertical-align="top" draw:auto-grow-height="false" fo:min-height="1.285cm" fo:min-width="1.659cm" fo:wrap-option="wrap"/>
    </style:style>
    <style:style style:name="gr20" style:family="graphic" style:parent-style-name="standard">
      <style:graphic-properties draw:fill-color="#009900" draw:textarea-horizontal-align="justify" draw:textarea-vertical-align="top" draw:auto-grow-height="false" fo:min-height="2.925cm" fo:min-width="19.962cm"/>
    </style:style>
    <style:style style:name="gr21" style:family="graphic" style:parent-style-name="standard">
      <style:graphic-properties draw:stroke="dash" draw:stroke-dash="Fine_20_Dashed" draw:fill-color="#66ff00" draw:textarea-horizontal-align="justify" draw:textarea-vertical-align="middle" draw:auto-grow-height="false" fo:min-height="0.512cm" fo:min-width="3.818cm" fo:wrap-option="wrap"/>
    </style:style>
    <style:style style:name="gr22" style:family="graphic" style:parent-style-name="standard">
      <style:graphic-properties draw:fill-color="#66ff66" draw:textarea-horizontal-align="justify" draw:textarea-vertical-align="middle" draw:auto-grow-height="false" fo:min-height="0.385cm" fo:min-width="3.818cm" fo:wrap-option="wrap"/>
    </style:style>
    <style:style style:name="gr23" style:family="graphic" style:parent-style-name="standard">
      <style:graphic-properties draw:fill-color="#66ff66" draw:textarea-horizontal-align="justify" draw:textarea-vertical-align="middle" draw:auto-grow-height="false" fo:min-height="0.512cm" fo:min-width="3.818cm" fo:wrap-option="wrap"/>
    </style:style>
    <style:style style:name="gr24" style:family="graphic" style:parent-style-name="standard">
      <style:graphic-properties draw:stroke="dash" draw:stroke-dash="Fine_20_Dashed" draw:fill-color="#00cccc" draw:textarea-horizontal-align="justify" draw:textarea-vertical-align="middle" draw:auto-grow-height="false" fo:min-height="0.766cm" fo:min-width="3.818cm" fo:wrap-option="wrap"/>
    </style:style>
    <style:style style:name="gr2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Fine_20_Dashed" draw:fill-color="#99ff99" draw:textarea-horizontal-align="justify" draw:textarea-vertical-align="middle" draw:auto-grow-height="false" fo:min-height="0.512cm" fo:min-width="3.818cm" fo:wrap-option="wrap"/>
    </style:style>
    <style:style style:name="gr28" style:family="graphic" style:parent-style-name="standard">
      <style:graphic-properties draw:stroke="dash" draw:stroke-dash="Fine_20_Dashed" draw:fill-color="#99ff99" draw:textarea-horizontal-align="justify" draw:textarea-vertical-align="middle" draw:auto-grow-height="false" fo:min-height="0.385cm" fo:min-width="3.818cm" fo:wrap-option="wrap"/>
    </style:style>
    <style:style style:name="gr29" style:family="graphic" style:parent-style-name="standard">
      <style:graphic-properties draw:fill-color="#0066cc" draw:textarea-horizontal-align="justify" draw:textarea-vertical-align="top" draw:auto-grow-height="false" fo:min-height="1.75cm" fo:min-width="9.261cm"/>
    </style:style>
    <style:style style:name="gr30" style:family="graphic" style:parent-style-name="standard">
      <style:graphic-properties draw:fill-color="#66ccff" draw:textarea-horizontal-align="justify" draw:textarea-vertical-align="middle" draw:auto-grow-height="false" fo:min-height="0.512cm" fo:min-width="3.818cm" fo:wrap-option="wrap"/>
    </style:style>
    <style:style style:name="gr31" style:family="graphic" style:parent-style-name="standard">
      <style:graphic-properties draw:stroke="dash" draw:stroke-dash="Fine_20_Dashed" draw:fill-color="#66ccff" draw:textarea-horizontal-align="justify" draw:textarea-vertical-align="middle" draw:auto-grow-height="false" fo:min-height="0.512cm" fo:min-width="3.818cm" fo:wrap-option="wrap"/>
    </style:style>
    <style:style style:name="gr32" style:family="graphic" style:parent-style-name="objectwithoutfill">
      <style:graphic-properties draw:stroke="dash" draw:stroke-dash="Ultrafine_20_Dashed" draw:marker-start="Diamond" draw:marker-start-width="0.3cm" draw:marker-end="Diamond" draw:marker-end-width="0.3cm" draw:fill="none" draw:textarea-vertical-align="middle"/>
    </style:style>
    <style:style style:name="gr33" style:family="graphic" style:parent-style-name="standard">
      <style:graphic-properties draw:fill-color="#0000cc" draw:textarea-horizontal-align="justify" draw:textarea-vertical-align="top" draw:auto-grow-height="false" fo:min-height="0.926cm" fo:min-width="19.492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fill-color="#336633" draw:textarea-horizontal-align="justify" draw:textarea-vertical-align="top" draw:auto-grow-height="false" fo:min-height="18.451cm" fo:min-width="23.662cm"/>
    </style:style>
    <style:style style:name="gr38" style:family="graphic" style:parent-style-name="standard">
      <style:graphic-properties draw:fill-color="#003300" draw:textarea-horizontal-align="justify" draw:textarea-vertical-align="top" draw:auto-grow-height="false" fo:min-height="7.159cm" fo:min-width="17.925cm"/>
    </style:style>
    <style:style style:name="gr39" style:family="graphic" style:parent-style-name="standard">
      <style:graphic-properties draw:fill-color="#00331a" draw:textarea-horizontal-align="justify" draw:textarea-vertical-align="middle" draw:auto-grow-height="false" fo:min-height="11.04cm" fo:min-width="1.971cm"/>
    </style:style>
    <style:style style:name="gr40" style:family="graphic" style:parent-style-name="standard">
      <style:graphic-properties draw:fill-color="#00cc00" draw:textarea-horizontal-align="justify" draw:textarea-vertical-align="top" draw:auto-grow-height="false" fo:min-height="3.756cm" fo:min-width="17.963cm"/>
    </style:style>
    <style:style style:name="gr41" style:family="graphic" style:parent-style-name="standard">
      <style:graphic-properties draw:fill-color="#009933" draw:textarea-horizontal-align="justify" draw:textarea-vertical-align="top" draw:auto-grow-height="false" fo:min-height="2.185cm" fo:min-width="17.023cm"/>
    </style:style>
    <style:style style:name="gr42" style:family="graphic" style:parent-style-name="standard">
      <style:graphic-properties draw:fill-color="#3399ff" draw:textarea-horizontal-align="justify" draw:textarea-vertical-align="top" draw:auto-grow-height="false" fo:min-height="1.045cm" fo:min-width="20.315cm"/>
    </style:style>
    <style:style style:name="gr43" style:family="graphic" style:parent-style-name="standard">
      <style:graphic-properties draw:fill-color="#cc0000" draw:textarea-horizontal-align="justify" draw:textarea-vertical-align="top" draw:auto-grow-height="false" fo:min-height="0.97cm" fo:min-width="20.315cm"/>
    </style:style>
    <style:style style:name="gr44" style:family="graphic" style:parent-style-name="standard">
      <style:graphic-properties draw:fill-color="#990000" draw:textarea-horizontal-align="justify" draw:textarea-vertical-align="top" draw:auto-grow-height="false" fo:min-height="0.809cm" fo:min-width="20.315cm"/>
    </style:style>
    <style:style style:name="gr45" style:family="graphic" style:parent-style-name="standard">
      <style:graphic-properties svg:stroke-linecap="round" draw:fill-color="#00cccc" draw:textarea-horizontal-align="justify" draw:textarea-vertical-align="middle" draw:auto-grow-height="false" fo:min-height="0.887cm" fo:min-width="2.252cm" fo:wrap-option="wrap"/>
    </style:style>
    <style:style style:name="gr46" style:family="graphic" style:parent-style-name="standard">
      <style:graphic-properties svg:stroke-linecap="round" draw:fill-color="#00cccc" draw:textarea-horizontal-align="justify" draw:textarea-vertical-align="middle" draw:auto-grow-height="false" fo:min-height="1.147cm" fo:min-width="2.079cm" fo:wrap-option="wrap"/>
    </style:style>
    <style:style style:name="gr47" style:family="graphic" style:parent-style-name="standard">
      <style:graphic-properties svg:stroke-linecap="round" draw:fill-color="#00cccc" draw:textarea-horizontal-align="justify" draw:textarea-vertical-align="middle" draw:auto-grow-height="false" fo:min-height="1.144cm" fo:min-width="1.405cm" fo:wrap-option="wrap"/>
    </style:style>
    <style:style style:name="gr48" style:family="graphic" style:parent-style-name="standard">
      <style:graphic-properties svg:stroke-linecap="round" draw:fill-color="#007826" draw:textarea-horizontal-align="justify" draw:textarea-vertical-align="top" draw:auto-grow-height="false" fo:min-height="5.406cm" fo:min-width="2.435cm" fo:wrap-option="wrap"/>
    </style:style>
    <style:style style:name="gr49" style:family="graphic" style:parent-style-name="standard">
      <style:graphic-properties svg:stroke-linecap="round" draw:fill-color="#00cccc" draw:textarea-horizontal-align="justify" draw:textarea-vertical-align="top" draw:auto-grow-height="false" fo:min-height="0.886cm" fo:min-width="2.113cm" fo:wrap-option="wrap"/>
    </style:style>
    <style:style style:name="gr50" style:family="graphic" style:parent-style-name="standard">
      <style:graphic-properties svg:stroke-linecap="round" draw:fill-color="#00cccc" draw:textarea-horizontal-align="justify" draw:textarea-vertical-align="top" draw:auto-grow-height="false" fo:min-height="1.61cm" fo:min-width="2.04cm" fo:wrap-option="wrap"/>
    </style:style>
    <style:style style:name="gr51" style:family="graphic" style:parent-style-name="standard">
      <style:graphic-properties svg:stroke-linecap="round" draw:fill-color="#009900" draw:textarea-horizontal-align="justify" draw:textarea-vertical-align="top" draw:auto-grow-height="false" fo:min-height="1.118cm" fo:min-width="3.183cm" fo:wrap-option="wrap"/>
    </style:style>
    <style:style style:name="gr52" style:family="graphic" style:parent-style-name="standard">
      <style:graphic-properties svg:stroke-linecap="round" draw:fill-color="#00cccc" draw:textarea-horizontal-align="justify" draw:textarea-vertical-align="top" draw:auto-grow-height="false" fo:min-height="1.075cm" fo:min-width="6.022cm" fo:wrap-option="wrap"/>
    </style:style>
    <style:style style:name="gr53" style:family="graphic" style:parent-style-name="standard">
      <style:graphic-properties svg:stroke-linecap="round" draw:fill-color="#33ff99" draw:textarea-horizontal-align="justify" draw:textarea-vertical-align="top" draw:auto-grow-height="false" fo:min-height="0.444cm" fo:min-width="5.644cm" fo:wrap-option="wrap"/>
    </style:style>
    <style:style style:name="gr54" style:family="graphic" style:parent-style-name="standard">
      <style:graphic-properties svg:stroke-linecap="round" draw:fill-color="#00cc33" draw:textarea-horizontal-align="justify" draw:textarea-vertical-align="top" draw:auto-grow-height="false" fo:min-height="0.227cm" fo:min-width="1.659cm" fo:wrap-option="wrap"/>
    </style:style>
    <style:style style:name="gr55" style:family="graphic" style:parent-style-name="standard">
      <style:graphic-properties svg:stroke-linecap="round" draw:fill-color="#00cc33" draw:textarea-horizontal-align="justify" draw:textarea-vertical-align="top" draw:auto-grow-height="false" fo:min-height="0.41cm" fo:min-width="1.107cm" fo:wrap-option="wrap"/>
    </style:style>
    <style:style style:name="gr56" style:family="graphic" style:parent-style-name="standard">
      <style:graphic-properties svg:stroke-linecap="round" draw:fill-color="#009900" draw:textarea-horizontal-align="justify" draw:textarea-vertical-align="top" draw:auto-grow-height="false" fo:min-height="0.294cm" fo:min-width="15.157cm"/>
    </style:style>
    <style:style style:name="gr57" style:family="graphic" style:parent-style-name="objectwithoutfill">
      <style:graphic-properties draw:marker-start="" draw:marker-start-width="0.3cm" draw:marker-end="Arrow" draw:marker-end-width="0.3cm" svg:stroke-linecap="round" draw:fill="none" draw:textarea-vertical-align="middle"/>
    </style:style>
    <style:style style:name="gr58" style:family="graphic" style:parent-style-name="objectwithoutfill">
      <style:graphic-properties draw:marker-start="Arrow" draw:marker-start-width="0.3cm" draw:marker-end="Arrow" draw:marker-end-width="0.3cm" svg:stroke-linecap="round" draw:fill="none" draw:textarea-vertical-align="middle"/>
    </style:style>
    <style:style style:name="gr59" style:family="graphic" style:parent-style-name="standard">
      <style:graphic-properties svg:stroke-linecap="round" draw:fill-color="#0000cc" draw:textarea-horizontal-align="justify" draw:textarea-vertical-align="top" draw:auto-grow-height="false" fo:min-height="0.277cm" fo:min-width="15.275cm"/>
    </style:style>
    <style:style style:name="gr60" style:family="graphic" style:parent-style-name="standard">
      <style:graphic-properties svg:stroke-linecap="round" draw:fill-color="#00cccc" draw:textarea-horizontal-align="justify" draw:textarea-vertical-align="top" draw:auto-grow-height="false" fo:min-height="1.014cm" fo:min-width="3.945cm" fo:wrap-option="wrap"/>
    </style:style>
    <style:style style:name="gr61" style:family="graphic" style:parent-style-name="standard">
      <style:graphic-properties svg:stroke-linecap="round" draw:fill-color="#00cccc" draw:textarea-horizontal-align="justify" draw:textarea-vertical-align="middle" draw:auto-grow-height="false" fo:min-height="0.887cm" fo:min-width="3.437cm" fo:wrap-option="wrap"/>
    </style:style>
    <style:style style:name="gr62" style:family="graphic" style:parent-style-name="standard">
      <style:graphic-properties svg:stroke-linecap="round" draw:fill-color="#00cccc" draw:textarea-horizontal-align="justify" draw:textarea-vertical-align="middle" draw:auto-grow-height="false" fo:min-height="0.887cm" fo:min-width="2.802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336633"/>
      <style:paragraph-properties fo:text-align="center"/>
      <style:text-properties fo:color="#ffffff" fo:font-size="44pt" style:font-size-asian="44pt" style:font-size-complex="44pt"/>
    </style:style>
    <style:style style:name="P3" style:family="paragraph">
      <loext:graphic-properties draw:fill-color="#00331a"/>
      <style:paragraph-properties fo:text-align="center"/>
      <style:text-properties fo:color="#ffffff"/>
    </style:style>
    <style:style style:name="P4" style:family="paragraph">
      <loext:graphic-properties draw:fill-color="#00cc33"/>
      <style:paragraph-properties fo:text-align="center"/>
      <style:text-properties fo:color="#ffffff"/>
    </style:style>
    <style:style style:name="P5" style:family="paragraph">
      <loext:graphic-properties draw:fill-color="#33ff99"/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-color="#009999"/>
      <style:paragraph-properties fo:text-align="center"/>
      <style:text-properties fo:color="#ffffff"/>
    </style:style>
    <style:style style:name="P7" style:family="paragraph">
      <loext:graphic-properties draw:fill-color="#00cccc"/>
      <style:paragraph-properties fo:text-align="center"/>
      <style:text-properties fo:color="#ffffff" fo:font-size="12pt" style:font-size-asian="12pt" style:font-size-complex="12pt"/>
    </style:style>
    <style:style style:name="P8" style:family="paragraph">
      <loext:graphic-properties draw:fill-color="#00cccc"/>
      <style:paragraph-properties fo:text-align="center"/>
      <style:text-properties fo:color="#ffffff" fo:font-size="12pt" fo:background-color="#99ffff" style:font-size-asian="12pt" style:font-size-complex="12pt"/>
    </style:style>
    <style:style style:name="P9" style:family="paragraph">
      <loext:graphic-properties draw:fill-color="#3399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009900"/>
      <style:paragraph-properties fo:text-align="center"/>
      <style:text-properties fo:color="#ffffff" fo:font-size="12pt" style:font-size-asian="12pt" style:font-size-complex="12pt"/>
    </style:style>
    <style:style style:name="P11" style:family="paragraph">
      <loext:graphic-properties draw:fill-color="#33ff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00cc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00cc33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-color="#009900"/>
      <style:paragraph-properties fo:text-align="center"/>
      <style:text-properties fo:color="#ffffff"/>
    </style:style>
    <style:style style:name="P16" style:family="paragraph">
      <loext:graphic-properties draw:fill-color="#66ff00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66ff66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-color="#00cccc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00cc00"/>
      <style:paragraph-properties fo:text-align="center"/>
      <style:text-properties fo:color="#ffffff" fo:font-size="14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99ff99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-color="#0066cc"/>
      <style:paragraph-properties fo:text-align="center"/>
      <style:text-properties fo:color="#ffffff"/>
    </style:style>
    <style:style style:name="P23" style:family="paragraph">
      <loext:graphic-properties draw:fill-color="#66ccff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-color="#0000cc"/>
      <style:paragraph-properties fo:text-align="center"/>
      <style:text-properties fo: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336633"/>
      <style:paragraph-properties fo:text-align="center"/>
      <style:text-properties fo:color="#ffffff" fo:font-size="32pt" style:font-size-asian="32pt" style:font-size-complex="32pt"/>
    </style:style>
    <style:style style:name="P27" style:family="paragraph">
      <loext:graphic-properties draw:fill-color="#003300"/>
      <style:paragraph-properties fo:text-align="center"/>
      <style:text-properties fo:color="#ffffff"/>
    </style:style>
    <style:style style:name="P28" style:family="paragraph">
      <loext:graphic-properties draw:fill-color="#00cc00"/>
      <style:paragraph-properties fo:text-align="center"/>
      <style:text-properties fo:color="#ffffff"/>
    </style:style>
    <style:style style:name="P29" style:family="paragraph">
      <loext:graphic-properties draw:fill-color="#009933"/>
      <style:paragraph-properties fo:text-align="center"/>
      <style:text-properties fo:color="#ffffff"/>
    </style:style>
    <style:style style:name="P30" style:family="paragraph">
      <loext:graphic-properties draw:fill-color="#3399ff"/>
      <style:paragraph-properties fo:text-align="center"/>
      <style:text-properties fo:color="#ffffff"/>
    </style:style>
    <style:style style:name="P31" style:family="paragraph">
      <loext:graphic-properties draw:fill-color="#cc0000"/>
      <style:paragraph-properties fo:text-align="center"/>
      <style:text-properties fo:color="#ffffff"/>
    </style:style>
    <style:style style:name="P32" style:family="paragraph">
      <loext:graphic-properties draw:fill-color="#990000"/>
      <style:paragraph-properties fo:text-align="center"/>
      <style:text-properties fo:color="#ffffff"/>
    </style:style>
    <style:style style:name="P33" style:family="paragraph">
      <loext:graphic-properties draw:fill-color="#00cccc"/>
      <style:paragraph-properties fo:text-align="center"/>
      <style:text-properties fo:color="#ffffff" fo:font-size="10pt" style:font-size-asian="10pt" style:font-size-complex="10pt"/>
    </style:style>
    <style:style style:name="P34" style:family="paragraph">
      <loext:graphic-properties draw:fill-color="#007826"/>
      <style:paragraph-properties fo:text-align="center"/>
      <style:text-properties fo:color="#ffffff" fo:font-size="10pt" style:font-size-asian="10pt" style:font-size-complex="10pt"/>
    </style:style>
    <style:style style:name="P35" style:family="paragraph">
      <loext:graphic-properties draw:fill-color="#00cccc"/>
      <style:paragraph-properties fo:text-align="center"/>
      <style:text-properties fo:color="#ffffff" fo:font-size="9pt" style:font-size-asian="9pt" style:font-size-complex="9pt"/>
    </style:style>
    <style:style style:name="P36" style:family="paragraph">
      <loext:graphic-properties draw:fill-color="#00cc33"/>
      <style:paragraph-properties fo:text-align="center"/>
      <style:text-properties fo:color="#ffffff" fo:font-size="6pt" style:font-size-asian="6pt" style:font-size-complex="6pt"/>
    </style:style>
    <style:style style:name="P37" style:family="paragraph">
      <loext:graphic-properties draw:fill-color="#00cc33"/>
      <style:paragraph-properties fo:text-align="center"/>
      <style:text-properties fo:color="#ffffff" fo:font-size="10pt" style:font-size-asian="10pt" style:font-size-complex="10pt"/>
    </style:style>
    <style:style style:name="P38" style:family="paragraph">
      <loext:graphic-properties draw:fill-color="#009900"/>
      <style:paragraph-properties fo:text-align="center"/>
      <style:text-properties fo:color="#ffffff" fo:font-size="10pt" style:font-size-asian="10pt" style:font-size-complex="10pt"/>
    </style:style>
    <style:style style:name="P39" style:family="paragraph">
      <loext:graphic-properties draw:fill-color="#0000cc"/>
      <style:paragraph-properties fo:text-align="center"/>
      <style:text-properties fo:color="#ffffff" fo:font-size="10pt" style:font-size-asian="10pt" style:font-size-complex="10pt"/>
    </style:style>
    <style:style style:name="P40" style:family="paragraph">
      <loext:graphic-properties draw:fill-color="#00cccc"/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ffff" fo:font-size="14pt" style:font-size-asian="14pt" style:font-size-complex="14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color="#ffffff" fo:font-size="10pt" style:font-size-asian="10pt" style:font-size-complex="10pt"/>
    </style:style>
    <style:style style:name="T11" style:family="text">
      <style:text-properties fo:color="#ffffff" fo:font-size="9pt" style:font-size-asian="9pt" style:font-size-complex="9pt"/>
    </style:style>
    <style:style style:name="T12" style:family="text">
      <style:text-properties fo:color="#ffff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622cm" svg:height="19.59cm" svg:x="3.34cm" svg:y="1cm">
          <text:p text:style-name="P1"><text:span text:style-name="T1"><text:s text:c="8"/></text:span><text:span text:style-name="T1">Grails Application Fl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0.668cm" svg:height="11.633cm" svg:x="15.986cm" svg:y="3.083cm">
          <text:p text:style-name="P1"><text:span text:style-name="T2">Mod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.318cm" svg:height="13.44cm" svg:x="4.102cm" svg:y="1.254cm">
          <text:p text:style-name="P1"><text:span text:style-name="T2">View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3.302cm" svg:height="9.96cm" svg:x="4.556cm" svg:y="2.724cm">
          <text:p text:style-name="P1"><text:span text:style-name="T3">Tomc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6.731cm" svg:height="11.609cm" svg:x="8.901cm" svg:y="3.107cm">
          <text:p text:style-name="P1"><text:span text:style-name="T2">Control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1" draw:id="id1" draw:layer="layout" svg:width="2.921cm" svg:height="1.345cm" svg:x="9.255cm" svg:y="7.275cm">
          <text:p text:style-name="P1"><text:span text:style-name="T3">Intercep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2.794cm" svg:height="2.54cm" svg:x="12.303cm" svg:y="4.683cm">
          <text:p text:style-name="P1"><text:span text:style-name="T3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xml:id="id2" draw:id="id2" draw:layer="layout" svg:width="2.032cm" svg:height="1.98cm" svg:x="9.69cm" svg:y="9.815cm">
          <text:p text:style-name="P1"><text:span text:style-name="T3">URL Mapp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xml:id="id3" draw:id="id3" draw:layer="layout" svg:width="1.778cm" svg:height="1.651cm" svg:x="12.784cm" svg:y="5.445cm">
          <text:p text:style-name="P1"><text:span text:style-name="T4">Actio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7" xml:id="id10" draw:id="id10" draw:layer="layout" svg:width="2.413cm" svg:height="2.54cm" svg:x="4.991cm" svg:y="8.009cm">
          <text:p text:style-name="P1"><text:span text:style-name="T3">JSON</text:span></text:p>
          <text:p text:style-name="P1"><text:span text:style-name="T3">Views</text:span></text:p>
          <text:p text:style-name="P1"><text:span text:style-name="T3">.g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2.413cm" svg:height="4.064cm" svg:x="4.991cm" svg:y="3.626cm">
          <text:p text:style-name="P1"><text:span text:style-name="T3">Asset 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0" xml:id="id4" draw:id="id4" draw:layer="layout" svg:width="5.207cm" svg:height="1.182cm" svg:x="18.98cm" svg:y="4.457cm">
          <text:p text:style-name="P1"><text:span text:style-name="T3">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xml:id="id5" draw:id="id5" draw:layer="layout" svg:width="8.763cm" svg:height="4.572cm" svg:x="17.256cm" svg:y="6.842cm">
          <text:p text:style-name="P1"><text:span text:style-name="T3">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1" draw:layer="layout" svg:width="8.255cm" svg:height="3.303cm" svg:x="17.458cm" svg:y="7.58cm">
          <text:p text:style-name="P1"><text:span text:style-name="T4">G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draw:layer="layout" svg:width="2.032cm" svg:height="1.905cm" svg:x="17.947cm" svg:y="8.543cm">
          <text:p text:style-name="P1"><text:span text:style-name="T5">Hibernate / </text:span></text:p>
          <text:p text:style-name="P1"><text:span text:style-name="T5">JDB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2.159cm" svg:height="1.905cm" svg:x="23.03cm" svg:y="8.516cm">
          <text:p text:style-name="P1"><text:span text:style-name="T5">R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2.159cm" svg:height="1.905cm" svg:x="20.429cm" svg:y="8.543cm">
          <text:p text:style-name="P1"><text:span text:style-name="T5">No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3" draw:layer="layout" svg:width="2.086cm" svg:height="1.905cm" svg:x="1.073cm" svg:y="10.255cm">
          <text:p text:style-name="P1"><text:span text:style-name="T6">Client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8" draw:text-style-name="P14" xml:id="id11" draw:id="id11" draw:layer="layout" svg:width="2.159cm" svg:height="1.143cm" svg:x="5.145cm" svg:y="4.769cm">
          <text:p text:style-name="P1"><text:span text:style-name="T7">CSS/JS/ Static Resour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4" xml:id="id8" draw:id="id8" draw:layer="layout" svg:width="2.159cm" svg:height="1.535cm" svg:x="5.136cm" svg:y="6.028cm">
          <text:p text:style-name="P1"><text:span text:style-name="T7">Groovy Server Pages</text:span></text:p>
          <text:p text:style-name="P1"><text:span text:style-name="T7">.gs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5" draw:layer="layout" svg:width="22.098cm" svg:height="3.429cm" svg:x="3.975cm" svg:y="16.494cm">
          <text:p text:style-name="P1"><text:span text:style-name="T2">Configur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6" draw:layer="layout" svg:width="4.318cm" svg:height="0.762cm" svg:x="20.05cm" svg:y="17.618cm">
          <text:p text:style-name="P1"><text:span text:style-name="T5">build.grad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draw:layer="layout" svg:width="4.318cm" svg:height="0.635cm" svg:x="9.89cm" svg:y="18.672cm">
          <text:p text:style-name="P1"><text:span text:style-name="T5">resource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7" draw:layer="layout" svg:width="4.318cm" svg:height="0.762cm" svg:x="4.683cm" svg:y="17.637cm">
          <text:p text:style-name="P1"><text:span text:style-name="T5">application.yml/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draw:layer="layout" svg:width="4.318cm" svg:height="0.635cm" svg:x="4.683cm" svg:y="18.672cm">
          <text:p text:style-name="P1"><text:span text:style-name="T5">runtime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7" draw:layer="layout" svg:width="4.318cm" svg:height="0.762cm" svg:x="9.89cm" svg:y="17.637cm">
          <text:p text:style-name="P1"><text:span text:style-name="T5">logback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8" draw:layer="layout" svg:width="4.318cm" svg:height="1.016cm" svg:x="20.05cm" svg:y="18.653cm">
          <text:p text:style-name="P1"><text:span text:style-name="T5">I18n messages.propert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3" xml:id="id12" draw:id="id12" draw:layer="layout" svg:width="2.086cm" svg:height="1.905cm" svg:x="1.074cm" svg:y="10.455cm">
          <text:p text:style-name="P1"><text:span text:style-name="T6">Client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13" xml:id="id7" draw:id="id7" draw:layer="layout" svg:width="2.086cm" svg:height="1.905cm" svg:x="1.074cm" svg:y="10.755cm">
          <text:p text:style-name="P1"><text:span text:style-name="T6">Client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19" draw:layer="layout" svg:width="2.086cm" svg:height="1.905cm" svg:x="1.074cm" svg:y="11.055cm">
          <text:p text:style-name="P1"><text:span text:style-name="T8">Client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5" draw:text-style-name="P20" draw:layer="layout" draw:type="line" svg:x1="10.716cm" svg:y1="8.62cm" svg:x2="10.706cm" svg:y2="9.815cm" draw:start-shape="id1" draw:start-glue-point="6" draw:end-shape="id2" draw:end-glue-point="4" svg:d="M10716 8620l-10 1195" svg:viewBox="0 0 11 1196">
          <text:p/>
        </draw:connector>
        <draw:connector draw:style-name="gr25" draw:text-style-name="P20" draw:layer="layout" draw:type="line" svg:x1="11.722cm" svg:y1="10.805cm" svg:x2="12.784cm" svg:y2="6.27cm" draw:start-shape="id2" draw:start-glue-point="7" draw:end-shape="id3" svg:d="M11722 10805l1062-4535" svg:viewBox="0 0 1063 4536">
          <text:p/>
        </draw:connector>
        <draw:connector draw:style-name="gr26" draw:text-style-name="P20" draw:layer="layout" draw:type="line" svg:x1="14.562cm" svg:y1="6.271cm" svg:x2="18.98cm" svg:y2="5.048cm" draw:start-shape="id3" draw:start-glue-point="7" draw:end-shape="id4" draw:end-glue-point="5" svg:d="M14562 6271l4418-1223" svg:viewBox="0 0 4419 1224">
          <text:p/>
        </draw:connector>
        <draw:connector draw:style-name="gr26" draw:text-style-name="P20" draw:layer="layout" draw:type="line" svg:x1="21.584cm" svg:y1="5.639cm" svg:x2="21.637cm" svg:y2="6.842cm" draw:start-shape="id4" draw:start-glue-point="6" draw:end-shape="id5" svg:d="M21584 5639l53 1203" svg:viewBox="0 0 54 1204">
          <text:p/>
        </draw:connector>
        <draw:custom-shape draw:style-name="gr27" draw:text-style-name="P21" draw:layer="layout" svg:width="4.318cm" svg:height="0.762cm" svg:x="14.947cm" svg:y="17.637cm">
          <text:p text:style-name="P1"><text:span text:style-name="T5">BootStrap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1" draw:layer="layout" svg:width="4.318cm" svg:height="0.635cm" svg:x="14.947cm" svg:y="18.672cm">
          <text:p text:style-name="P1"><text:span text:style-name="T5">Application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2" draw:layer="layout" svg:width="10.541cm" svg:height="2.159cm" svg:x="11.001cm" svg:y="12.046cm">
          <text:p text:style-name="P1"><text:span text:style-name="T2">src/main/groov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23" draw:layer="layout" svg:width="4.318cm" svg:height="0.762cm" svg:x="16.934cm" svg:y="13.143cm">
          <text:p text:style-name="P1"><text:span text:style-name="T5">Uti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3" xml:id="id6" draw:id="id6" draw:layer="layout" svg:width="4.318cm" svg:height="0.762cm" svg:x="11.36cm" svg:y="13.17cm">
          <text:p text:style-name="P1"><text:span text:style-name="T5">Command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20" draw:layer="layout" draw:type="line" svg:x1="13.673cm" svg:y1="7.096cm" svg:x2="13.519cm" svg:y2="13.17cm" draw:start-shape="id3" draw:start-glue-point="6" draw:end-shape="id6" draw:end-glue-point="4" svg:d="M13673 7096l-154 6074" svg:viewBox="0 0 155 6075">
          <text:p/>
        </draw:connector>
        <draw:custom-shape draw:style-name="gr33" draw:text-style-name="P24" draw:layer="layout" svg:width="21.59cm" svg:height="1.27cm" svg:x="4.175cm" svg:y="14.97cm">
          <text:p text:style-name="P1"><text:span text:style-name="T2">Plugins (like mini Grails app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4" draw:text-style-name="P20" draw:layer="layout" draw:line-skew="2.439cm" svg:x1="3.16cm" svg:y1="11.707cm" svg:x2="9.255cm" svg:y2="7.948cm" draw:start-shape="id7" draw:end-shape="id1" draw:end-glue-point="5" svg:d="M3160 11707h5487v-3759h608" svg:viewBox="0 0 6096 3760">
          <text:p/>
        </draw:connector>
        <draw:connector draw:style-name="gr34" draw:text-style-name="P20" xml:id="id9" draw:id="id9" draw:layer="layout" draw:line-skew="-1.801cm" svg:x1="12.784cm" svg:y1="6.271cm" svg:x2="7.295cm" svg:y2="6.796cm" draw:start-shape="id3" draw:start-glue-point="5" draw:end-shape="id8" draw:end-glue-point="7" svg:d="M12784 6271h-4545v525h-944" svg:viewBox="0 0 5490 526">
          <text:p/>
        </draw:connector>
        <draw:connector draw:style-name="gr34" draw:text-style-name="P20" draw:layer="layout" svg:x1="8.239cm" svg:y1="6.533cm" svg:x2="7.404cm" svg:y2="9.279cm" draw:start-shape="id9" draw:start-glue-point="0" draw:end-shape="id10" draw:end-glue-point="7" svg:d="M8239 6533v2746h-835" svg:viewBox="0 0 836 2747">
          <text:p/>
        </draw:connector>
        <draw:connector draw:style-name="gr35" draw:text-style-name="P20" xml:id="id13" draw:id="id13" draw:layer="layout" draw:line-skew="-0.232cm" svg:x1="5.145cm" svg:y1="5.341cm" svg:x2="3.16cm" svg:y2="11.407cm" draw:start-shape="id11" draw:start-glue-point="5" draw:end-shape="id12" svg:d="M5145 5341h-1224v6066h-761" svg:viewBox="0 0 1986 6067">
          <text:p/>
        </draw:connector>
        <draw:connector draw:style-name="gr36" draw:text-style-name="P25" draw:layer="layout" draw:line-skew="1.261cm" svg:x1="5.136cm" svg:y1="6.796cm" svg:x2="3.921cm" svg:y2="8.374cm" draw:start-shape="id8" draw:start-glue-point="5" draw:end-shape="id13" draw:end-glue-point="0" svg:d="M5136 6796h-1215v1578" svg:viewBox="0 0 1216 1579">
          <text:p/>
        </draw:connector>
        <draw:connector draw:style-name="gr36" draw:text-style-name="P25" draw:layer="layout" draw:line-skew="1.261cm" svg:x1="4.991cm" svg:y1="9.279cm" svg:x2="3.921cm" svg:y2="8.374cm" draw:start-shape="id10" draw:start-glue-point="5" draw:end-shape="id13" draw:end-glue-point="0" svg:d="M4991 9279h-1070v-905" svg:viewBox="0 0 1071 906">
          <text:p/>
        </draw:connector>
      </draw:page>
      <draw:page draw:name="page2" draw:style-name="dp1" draw:master-page-name="Default">
        <draw:custom-shape draw:style-name="gr37" draw:text-style-name="P26" draw:layer="layout" svg:width="24.162cm" svg:height="18.701cm" svg:x="2.778cm" svg:y="1.889cm">
          <text:p text:style-name="P1"><text:span text:style-name="T9">Grails Archite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7" draw:layer="layout" svg:width="19.898cm" svg:height="8.001cm" svg:x="3.413cm" svg:y="3.54cm">
          <text:p text:style-name="P1"><text:span text:style-name="T2">Grails App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3" draw:layer="layout" svg:width="2.667cm" svg:height="12.192cm" svg:x="23.606cm" svg:y="3.667cm">
          <text:p text:style-name="P1"><text:span text:style-name="T2">Grad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28" draw:layer="layout" svg:width="19.939cm" svg:height="4.326cm" svg:x="3.54cm" svg:y="11.644cm">
          <text:p text:style-name="P1"><text:span text:style-name="T2">Sp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1" draw:text-style-name="P29" draw:layer="layout" svg:width="18.923cm" svg:height="2.629cm" svg:x="4.002cm" svg:y="12.941cm">
          <text:p text:style-name="P1"><text:span text:style-name="T2">SpringBoo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30" draw:layer="layout" svg:width="22.479cm" svg:height="1.397cm" svg:x="3.667cm" svg:y="16.097cm">
          <text:p text:style-name="P1"><text:span text:style-name="T2">Groov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31" draw:layer="layout" svg:width="22.479cm" svg:height="1.316cm" svg:x="3.667cm" svg:y="17.621cm">
          <text:p text:style-name="P1"><text:span text:style-name="T2">Jav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4" draw:text-style-name="P32" draw:layer="layout" svg:width="22.479cm" svg:height="1.143cm" svg:x="3.667cm" svg:y="19.018cm">
          <text:p text:style-name="P1"><text:span text:style-name="T2">JV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5" draw:text-style-name="P33" xml:id="id14" draw:id="id14" draw:layer="layout" svg:width="2.752cm" svg:height="1.137cm" svg:x="7.95cm" svg:y="8.239cm">
          <text:p text:style-name="P1"><text:span text:style-name="T3">Intercep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7" xml:id="id16" draw:id="id16" draw:layer="layout" svg:width="2.579cm" svg:height="1.397cm" svg:x="11.206cm" svg:y="5.601cm">
          <text:p text:style-name="P1"><text:span text:style-name="T3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7" xml:id="id15" draw:id="id15" draw:layer="layout" svg:width="1.905cm" svg:height="1.394cm" svg:x="11.541cm" svg:y="8.112cm">
          <text:p text:style-name="P1"><text:span text:style-name="T10">URL Mapp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34" draw:layer="layout" svg:width="2.935cm" svg:height="5.656cm" svg:x="4.175cm" svg:y="3.98cm">
          <text:p text:style-name="P1"><text:span text:style-name="T10">Tomc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3" xml:id="id23" draw:id="id23" draw:layer="layout" svg:width="2.613cm" svg:height="1.136cm" draw:transform="skewX (0.0185004900711399) rotate (0.0188495559215388) translate (4.316cm 6.563cm)">
          <text:p text:style-name="P1"><text:span text:style-name="T10">JSON</text:span></text:p>
          <text:p text:style-name="P1"><text:span text:style-name="T10">Views</text:span></text:p>
          <text:p text:style-name="P1"><text:span text:style-name="T10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35" draw:layer="layout" svg:width="2.54cm" svg:height="1.86cm" svg:x="4.316cm" svg:y="4.557cm">
          <text:p text:style-name="P1"><text:span text:style-name="T11">Asset 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10" xml:id="id17" draw:id="id17" draw:layer="layout" svg:width="3.683cm" svg:height="1.368cm" svg:x="16.367cm" svg:y="5.601cm">
          <text:p text:style-name="P1"><text:span text:style-name="T3">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7" xml:id="id18" draw:id="id18" draw:layer="layout" svg:width="6.522cm" svg:height="1.325cm" svg:x="14.921cm" svg:y="8.119cm">
          <text:p text:style-name="P1"><text:span text:style-name="T3">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11" draw:layer="layout" svg:width="6.144cm" svg:height="0.694cm" svg:x="15.11cm" svg:y="8.684cm">
          <text:p text:style-name="P1"><text:span text:style-name="T4">G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36" xml:id="id19" draw:id="id19" draw:layer="layout" svg:width="2.159cm" svg:height="0.477cm" svg:x="4.487cm" svg:y="5.109cm">
          <text:p text:style-name="P1"><text:span text:style-name="T12">Static Resour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37" xml:id="id21" draw:id="id21" draw:layer="layout" svg:width="1.607cm" svg:height="0.66cm" svg:x="4.821cm" svg:y="5.691cm">
          <text:p text:style-name="P1"><text:span text:style-name="T10">GS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38" draw:layer="layout" svg:width="16.909cm" svg:height="0.586cm" svg:x="4.292cm" svg:y="10.694cm">
          <text:p text:style-name="P1"><text:span text:style-name="T10">Configur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7" draw:text-style-name="P20" draw:layer="layout" draw:type="line" svg:x1="10.702cm" svg:y1="8.808cm" svg:x2="11.541cm" svg:y2="8.809cm" draw:start-shape="id14" draw:start-glue-point="7" draw:end-shape="id15" svg:d="M10702 8808l839 1" svg:viewBox="0 0 840 2">
          <text:p/>
        </draw:connector>
        <draw:connector draw:style-name="gr57" draw:text-style-name="P20" draw:layer="layout" draw:type="line" svg:x1="12.494cm" svg:y1="8.112cm" svg:x2="12.496cm" svg:y2="6.998cm" draw:start-shape="id15" draw:start-glue-point="4" draw:end-shape="id16" draw:end-glue-point="6" svg:d="M12494 8112l2-1114" svg:viewBox="0 0 3 1115">
          <text:p/>
        </draw:connector>
        <draw:connector draw:style-name="gr58" draw:text-style-name="P20" draw:layer="layout" draw:type="line" svg:x1="13.785cm" svg:y1="6.3cm" svg:x2="16.367cm" svg:y2="6.285cm" draw:start-shape="id16" draw:start-glue-point="7" draw:end-shape="id17" draw:end-glue-point="5" svg:d="M13785 6300l2582-15" svg:viewBox="0 0 2583 16">
          <text:p/>
        </draw:connector>
        <draw:connector draw:style-name="gr58" draw:text-style-name="P20" draw:layer="layout" draw:type="line" svg:x1="18.208cm" svg:y1="6.969cm" svg:x2="18.182cm" svg:y2="8.119cm" draw:start-shape="id17" draw:start-glue-point="6" draw:end-shape="id18" draw:end-glue-point="4" svg:d="M18208 6969l-26 1150" svg:viewBox="0 0 27 1151">
          <text:p/>
        </draw:connector>
        <draw:custom-shape draw:style-name="gr59" draw:text-style-name="P39" draw:layer="layout" svg:width="17.036cm" svg:height="0.569cm" svg:x="4.292cm" svg:y="9.983cm">
          <text:p text:style-name="P1"><text:span text:style-name="T10">Plugins (like mini Grails app, also integrate libraries like Spring Security, Quartz, etc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0" draw:text-style-name="P40" draw:layer="layout" svg:width="4.445cm" svg:height="1.264cm" svg:x="11.241cm" svg:y="13.981cm">
          <text:p text:style-name="P1"><text:span text:style-name="T8">Embedded</text:span></text:p>
          <text:p text:style-name="P1"><text:span text:style-name="T8">Tomc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40" draw:layer="layout" svg:width="3.937cm" svg:height="1.137cm" svg:x="17.772cm" svg:y="13.987cm">
          <text:p text:style-name="P1"><text:span text:style-name="T8">Rea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40" draw:layer="layout" svg:width="3.302cm" svg:height="1.137cm" svg:x="5.399cm" svg:y="14.008cm">
          <text:p text:style-name="P1"><text:span text:style-name="T8">Star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4" draw:text-style-name="P20" draw:layer="layout" svg:x1="2.905cm" svg:y1="8.874cm" svg:x2="7.985cm" svg:y2="8.874cm">
          <text:p/>
        </draw:line>
        <draw:connector draw:style-name="gr35" draw:text-style-name="P20" xml:id="id20" draw:id="id20" draw:layer="layout" draw:line-skew="-0.941cm" svg:x1="11.206cm" svg:y1="6.3cm" svg:x2="6.646cm" svg:y2="5.348cm" draw:start-shape="id16" draw:start-glue-point="5" draw:end-shape="id19" draw:end-glue-point="7" svg:d="M11206 6300h-3221v-952h-1339" svg:viewBox="0 0 4561 953">
          <text:p/>
        </draw:connector>
        <draw:connector draw:style-name="gr35" draw:text-style-name="P20" xml:id="id22" draw:id="id22" draw:layer="layout" draw:line-skew="0cm -3.722cm" svg:x1="7.985cm" svg:y1="5.824cm" svg:x2="6.428cm" svg:y2="6.021cm" draw:start-shape="id20" draw:start-glue-point="0" draw:end-shape="id21" draw:end-glue-point="7" svg:d="M7985 5824v1029h17v-832h-1574" svg:viewBox="0 0 1575 1030">
          <text:p/>
        </draw:connector>
        <draw:connector draw:style-name="gr35" draw:text-style-name="P20" draw:layer="layout" draw:line-skew="-0.501cm" svg:x1="8.002cm" svg:y1="6.853cm" svg:x2="6.929cm" svg:y2="7.08cm" draw:start-shape="id22" draw:start-glue-point="0" draw:end-shape="id23" draw:end-glue-point="7" svg:d="M8002 6853h17v227h-1090" svg:viewBox="0 0 1091 2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0:30:30.744943466</meta:creation-date>
    <dc:date>2017-01-31T08:45:12.931716421</dc:date>
    <meta:editing-duration>PT41M26S</meta:editing-duration>
    <meta:editing-cycles>9</meta:editing-cycles>
    <meta:generator>LibreOffice/5.0.6.2$Linux_X86_64 LibreOffice_project/00m0$Build-2</meta:generator>
    <meta:document-statistic meta:object-count="79"/>
  </office:meta>
</office:document-meta>
</file>